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officeooo:rsid="0003a0af" officeooo:paragraph-rsid="0003a0af"/>
    </style:style>
    <style:style style:name="P2" style:family="paragraph" style:parent-style-name="Standard" style:master-page-name="">
      <loext:graphic-properties draw:fill="none"/>
      <style:paragraph-properties fo:margin-left="2.101cm" fo:margin-right="0cm" fo:text-align="justify" style:justify-single-word="false" fo:text-indent="-0.6cm" style:auto-text-indent="false" style:page-number="auto" fo:background-color="transparent"/>
      <style:text-properties fo:language="es" fo:country="ES" officeooo:rsid="0003a0af" officeooo:paragraph-rsid="0003a0af"/>
    </style:style>
    <style:style style:name="P3" style:family="paragraph" style:parent-style-name="Standard">
      <loext:graphic-properties draw:fill="none"/>
      <style:paragraph-properties fo:margin-left="2.101cm" fo:margin-right="0cm" fo:text-align="justify" style:justify-single-word="false" fo:text-indent="-0.6cm" style:auto-text-indent="false" fo:background-color="transparent"/>
      <style:text-properties fo:language="es" fo:country="ES" officeooo:rsid="0003a0af" officeooo:paragraph-rsid="0003a0a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Estimados alumnos:</text:p>
      <text:p text:style-name="P1"/>
      <text:p text:style-name="P1"/>
      <text:p text:style-name="P1">Una vez más os invito y animo, a realizar la actividad que seguidamente os propongo. </text:p>
      <text:p text:style-name="P1"/>
      <text:p text:style-name="P1"/>
      <text:p text:style-name="P1"/>
      <text:p text:style-name="P1">Para ello, y por éste orden, deberás:</text:p>
      <text:p text:style-name="P1"/>
      <text:p text:style-name="P1"><text:tab/>a) Haber leído los contenidos comprendidos en el apartado EMPRESA I. Epígrafes 1 a 7.</text:p>
      <text:p text:style-name="P1"/>
      <text:p text:style-name="P1"><text:tab/>b) Haber visionado el vídeo que se adjunta a la actividad.</text:p>
      <text:p text:style-name="P1"/>
      <text:p text:style-name="P1"/>
      <text:p text:style-name="P1"><text:span text:style-name="T1">Se pide</text:span>:</text:p>
      <text:p text:style-name="P1"/>
      <text:p text:style-name="P2">1.- Realiza la matriz DAFO de la empresa HERO BABY. Previamente habrás tenido que realizar el análisis interno y externo.</text:p>
      <text:p text:style-name="P3"/>
      <text:p text:style-name="P3">2.- Dibuja la estructura organizativa de la empresa HERO BABY. Completa los departamentos que no aparecen en el vídeo.</text:p>
      <text:p text:style-name="P3"/>
      <text:p text:style-name="P3"/>
      <text:p text:style-name="P1"><text:tab/>Un salu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8:52:05.231754569</meta:creation-date>
    <dc:date>2016-10-11T19:00:33.617687810</dc:date>
    <meta:editing-duration>PT8M28S</meta:editing-duration>
    <meta:editing-cycles>1</meta:editing-cycles>
    <meta:document-statistic meta:table-count="0" meta:image-count="0" meta:object-count="0" meta:page-count="1" meta:paragraph-count="9" meta:word-count="93" meta:character-count="543" meta:non-whitespace-character-count="455"/>
    <meta:generator>LibreOffice/4.4.6.3$Linux_X86_64 LibreOffice_project/40m0$Build-3</meta:generator>
  </office:meta>
</office:document-meta>
</file>